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7062792728" calcext:value-type="float">
            <text:p>99,71</text:p>
          </table:table-cell>
          <table:table-cell table:style-name="ce3" table:formula="of:=100 - SUM([.A2:.B2])" office:value-type="float" office:value="0.293720727199997" calcext:value-type="float">
            <text:p>0,29</text:p>
          </table:table-cell>
          <table:table-cell office:value-type="float" office:value="8413" calcext:value-type="float">
            <text:p>8413</text:p>
          </table:table-cell>
          <table:table-cell table:style-name="ce4" table:formula="of:=[.E18]+[.H18]" office:value-type="float" office:value="12560" calcext:value-type="float">
            <text:p>12560</text:p>
          </table:table-cell>
          <table:table-cell table:formula="of:=12597-[.E2]" office:value-type="float" office:value="37" calcext:value-type="float">
            <text:p>37</text:p>
          </table:table-cell>
          <table:table-cell office:value-type="float" office:value="237.17373991" calcext:value-type="float">
            <text:p>237,17373991</text:p>
          </table:table-cell>
          <table:table-cell office:value-type="float" office:value="16.8857440948" calcext:value-type="float">
            <text:p>16,885744094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753909661" calcext:value-type="float">
            <text:p>99,75</text:p>
          </table:table-cell>
          <table:table-cell table:style-name="ce3" table:formula="of:=100 - SUM([.A3:.B3])" office:value-type="float" office:value="0.246090339000006" calcext:value-type="float">
            <text:p>0,25</text:p>
          </table:table-cell>
          <table:table-cell office:value-type="float" office:value="8227" calcext:value-type="float">
            <text:p>8227</text:p>
          </table:table-cell>
          <table:table-cell table:style-name="ce4" table:formula="of:=[.E19]+[.H19]" office:value-type="float" office:value="12566" calcext:value-type="float">
            <text:p>12566</text:p>
          </table:table-cell>
          <table:table-cell table:formula="of:=12597-[.E3]" office:value-type="float" office:value="31" calcext:value-type="float">
            <text:p>31</text:p>
          </table:table-cell>
          <table:table-cell office:value-type="float" office:value="306.910024881" calcext:value-type="float">
            <text:p>306,910024881</text:p>
          </table:table-cell>
          <table:table-cell office:value-type="float" office:value="16.5076518059" calcext:value-type="float">
            <text:p>16,507651805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745971263" calcext:value-type="float">
            <text:p>99,75</text:p>
          </table:table-cell>
          <table:table-cell table:style-name="ce3" table:formula="of:=100 - SUM([.A4:.B4])" office:value-type="float" office:value="0.254028736999999" calcext:value-type="float">
            <text:p>0,25</text:p>
          </table:table-cell>
          <table:table-cell office:value-type="float" office:value="8019" calcext:value-type="float">
            <text:p>8019</text:p>
          </table:table-cell>
          <table:table-cell table:style-name="ce4" table:formula="of:=[.E20]+[.H20]" office:value-type="float" office:value="12565" calcext:value-type="float">
            <text:p>12565</text:p>
          </table:table-cell>
          <table:table-cell table:formula="of:=12597-[.E4]" office:value-type="float" office:value="32" calcext:value-type="float">
            <text:p>32</text:p>
          </table:table-cell>
          <table:table-cell office:value-type="float" office:value="253.988930941" calcext:value-type="float">
            <text:p>253,988930941</text:p>
          </table:table-cell>
          <table:table-cell office:value-type="float" office:value="16.2978477478" calcext:value-type="float">
            <text:p>16,297847747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586488847" calcext:value-type="float">
            <text:p>99,66</text:p>
          </table:table-cell>
          <table:table-cell table:style-name="ce3" table:formula="of:=100 - SUM([.A5:.B5])" office:value-type="float" office:value="0.3413511153" calcext:value-type="float">
            <text:p>0,34</text:p>
          </table:table-cell>
          <table:table-cell office:value-type="float" office:value="8939" calcext:value-type="float">
            <text:p>8939</text:p>
          </table:table-cell>
          <table:table-cell table:style-name="ce4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249.944282055" calcext:value-type="float">
            <text:p>249,944282055</text:p>
          </table:table-cell>
          <table:table-cell office:value-type="float" office:value="17.9461317062" calcext:value-type="float">
            <text:p>17,946131706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7142176709" calcext:value-type="float">
            <text:p>99,71</text:p>
          </table:table-cell>
          <table:table-cell table:style-name="ce3" table:formula="of:=100 - SUM([.A6:.B6])" office:value-type="float" office:value="0.285782329100002" calcext:value-type="float">
            <text:p>0,29</text:p>
          </table:table-cell>
          <table:table-cell office:value-type="float" office:value="8262" calcext:value-type="float">
            <text:p>8262</text:p>
          </table:table-cell>
          <table:table-cell table:style-name="ce4" table:formula="of:=[.E22]+[.H22]" office:value-type="float" office:value="12561" calcext:value-type="float">
            <text:p>12561</text:p>
          </table:table-cell>
          <table:table-cell table:formula="of:=12597-[.E6]" office:value-type="float" office:value="36" calcext:value-type="float">
            <text:p>36</text:p>
          </table:table-cell>
          <table:table-cell office:value-type="float" office:value="173.513125896" calcext:value-type="float">
            <text:p>173,513125896</text:p>
          </table:table-cell>
          <table:table-cell office:value-type="float" office:value="16.5800349712" calcext:value-type="float">
            <text:p>16,580034971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6268952925" calcext:value-type="float">
            <text:p>99,63</text:p>
          </table:table-cell>
          <table:table-cell table:style-name="ce3" table:formula="of:=100 - SUM([.A7:.B7])" office:value-type="float" office:value="0.373104707500005" calcext:value-type="float">
            <text:p>0,37</text:p>
          </table:table-cell>
          <table:table-cell office:value-type="float" office:value="8326" calcext:value-type="float">
            <text:p>8326</text:p>
          </table:table-cell>
          <table:table-cell table:style-name="ce4" table:formula="of:=[.E23]+[.H23]" office:value-type="float" office:value="12550" calcext:value-type="float">
            <text:p>12550</text:p>
          </table:table-cell>
          <table:table-cell table:formula="of:=12597-[.E7]" office:value-type="float" office:value="47" calcext:value-type="float">
            <text:p>47</text:p>
          </table:table-cell>
          <table:table-cell office:value-type="float" office:value="142.865278006" calcext:value-type="float">
            <text:p>142,865278006</text:p>
          </table:table-cell>
          <table:table-cell office:value-type="float" office:value="16.7016909122" calcext:value-type="float">
            <text:p>16,701690912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507104866" calcext:value-type="float">
            <text:p>99,65</text:p>
          </table:table-cell>
          <table:table-cell table:style-name="ce3" table:formula="of:=100 - SUM([.A8:.B8])" office:value-type="float" office:value="0.349289513399995" calcext:value-type="float">
            <text:p>0,35</text:p>
          </table:table-cell>
          <table:table-cell office:value-type="float" office:value="8271" calcext:value-type="float">
            <text:p>8271</text:p>
          </table:table-cell>
          <table:table-cell table:style-name="ce4" table:formula="of:=[.E24]+[.H24]" office:value-type="float" office:value="12553" calcext:value-type="float">
            <text:p>12553</text:p>
          </table:table-cell>
          <table:table-cell table:formula="of:=12597-[.E8]" office:value-type="float" office:value="44" calcext:value-type="float">
            <text:p>44</text:p>
          </table:table-cell>
          <table:table-cell office:value-type="float" office:value="280.855515003" calcext:value-type="float">
            <text:p>280,855515003</text:p>
          </table:table-cell>
          <table:table-cell office:value-type="float" office:value="17.3643891811" calcext:value-type="float">
            <text:p>17,364389181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6904270519" calcext:value-type="float">
            <text:p>99,69</text:p>
          </table:table-cell>
          <table:table-cell table:style-name="ce3" table:formula="of:=100 - SUM([.A9:.B9])" office:value-type="float" office:value="0.309572948099998" calcext:value-type="float">
            <text:p>0,31</text:p>
          </table:table-cell>
          <table:table-cell office:value-type="float" office:value="8448" calcext:value-type="float">
            <text:p>8448</text:p>
          </table:table-cell>
          <table:table-cell table:style-name="ce4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232.870873213" calcext:value-type="float">
            <text:p>232,870873213</text:p>
          </table:table-cell>
          <table:table-cell office:value-type="float" office:value="17.2046711445" calcext:value-type="float">
            <text:p>17,204671144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7063025877" calcext:value-type="float">
            <text:p>99,71</text:p>
          </table:table-cell>
          <table:table-cell table:style-name="ce3" table:formula="of:=100 - SUM([.A10:.B10])" office:value-type="float" office:value="0.293697412300006" calcext:value-type="float">
            <text:p>0,29</text:p>
          </table:table-cell>
          <table:table-cell office:value-type="float" office:value="8388" calcext:value-type="float">
            <text:p>8388</text:p>
          </table:table-cell>
          <table:table-cell table:style-name="ce4" table:formula="of:=[.E26]+[.H26]" office:value-type="float" office:value="12560" calcext:value-type="float">
            <text:p>12560</text:p>
          </table:table-cell>
          <table:table-cell table:formula="of:=12597-[.E10]" office:value-type="float" office:value="37" calcext:value-type="float">
            <text:p>37</text:p>
          </table:table-cell>
          <table:table-cell office:value-type="float" office:value="298.933939934" calcext:value-type="float">
            <text:p>298,933939934</text:p>
          </table:table-cell>
          <table:table-cell office:value-type="float" office:value="17.5954589844" calcext:value-type="float">
            <text:p>17,595458984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221781235" calcext:value-type="float">
            <text:p>99,72</text:p>
          </table:table-cell>
          <table:table-cell table:style-name="ce3" table:formula="of:=100 - SUM([.A11:.B11])" office:value-type="float" office:value="0.277821876499999" calcext:value-type="float">
            <text:p>0,28</text:p>
          </table:table-cell>
          <table:table-cell office:value-type="float" office:value="8420" calcext:value-type="float">
            <text:p>8420</text:p>
          </table:table-cell>
          <table:table-cell table:style-name="ce4" table:formula="of:=[.E27]+[.H27]" office:value-type="float" office:value="12562" calcext:value-type="float">
            <text:p>12562</text:p>
          </table:table-cell>
          <table:table-cell table:formula="of:=12597-[.E11]" office:value-type="float" office:value="35" calcext:value-type="float">
            <text:p>35</text:p>
          </table:table-cell>
          <table:table-cell office:value-type="float" office:value="245.339006901" calcext:value-type="float">
            <text:p>245,339006901</text:p>
          </table:table-cell>
          <table:table-cell office:value-type="float" office:value="16.947671175" calcext:value-type="float">
            <text:p>16,94767117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755402946" calcext:value-type="float">
            <text:p>99,6975540295</text:p>
          </table:table-cell>
          <table:table-cell table:formula="of:=AVERAGE([.C2:.C11])" office:value-type="float" office:value="0.302445970540001" calcext:value-type="float">
            <text:p>0,3024459705</text:p>
          </table:table-cell>
          <table:table-cell table:formula="of:=SUM([.D2:.D11])/10" office:value-type="float" office:value="8371.3" calcext:value-type="float">
            <text:p>8371,3</text:p>
          </table:table-cell>
          <table:table-cell table:formula="of:=AVERAGE([.E2:.E11])" office:value-type="float" office:value="12558.9" calcext:value-type="float">
            <text:p>12558,9</text:p>
          </table:table-cell>
          <table:table-cell table:formula="of:=AVERAGE([.F2:.F11])" office:value-type="float" office:value="38.1" calcext:value-type="float">
            <text:p>38,1</text:p>
          </table:table-cell>
          <table:table-cell table:formula="of:=SUM([.G2:.G11])/10" office:value-type="float" office:value="242.239471674" calcext:value-type="float">
            <text:p>242,239471674</text:p>
          </table:table-cell>
          <table:table-cell table:formula="of:=SUM([.H2:.H11])/10" office:value-type="float" office:value="17.00312917231" calcext:value-type="float">
            <text:p>17,003129172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4547114392316" calcext:value-type="float">
            <text:p>0,664547114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8" calcext:value-type="float">
            <text:p>5844,8</text:p>
          </table:table-cell>
          <table:table-cell table:formula="of:=AVERAGE([.G18:.G27])" office:value-type="float" office:value="17.9" calcext:value-type="float">
            <text:p>17,9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12597-SUM([.E18:.G18])" office:value-type="float" office:value="6781" calcext:value-type="float">
            <text:p>678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2" calcext:value-type="float">
            <text:p>20,2</text:p>
          </table:table-cell>
          <table:table-cell table:formula="of:=AVERAGE([.H18:.H27])" office:value-type="float" office:value="6714.1" calcext:value-type="float">
            <text:p>6714,1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680" calcext:value-type="float">
            <text:p>668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2" calcext:value-type="float">
            <text:p>58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12597-SUM([.E20:.G20])" office:value-type="float" office:value="6733" calcext:value-type="float">
            <text:p>673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8" calcext:value-type="float">
            <text:p>5844,8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712" calcext:value-type="float">
            <text:p>671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2" calcext:value-type="float">
            <text:p>20,2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12597-SUM([.E22:.G22])" office:value-type="float" office:value="6745" calcext:value-type="float">
            <text:p>674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9" calcext:value-type="float">
            <text:p>17,9</text:p>
          </table:table-cell>
          <table:table-cell table:number-columns-repeated="2"/>
          <table:table-cell office:value-type="float" office:value="5950" calcext:value-type="float">
            <text:p>595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12597-SUM([.E23:.G23])" office:value-type="float" office:value="6600" calcext:value-type="float">
            <text:p>660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1" calcext:value-type="float">
            <text:p>6714,1</text:p>
          </table:table-cell>
          <table:table-cell table:number-columns-repeated="2"/>
          <table:table-cell office:value-type="float" office:value="5932" calcext:value-type="float">
            <text:p>593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12597-SUM([.E24:.G24])" office:value-type="float" office:value="6621" calcext:value-type="float">
            <text:p>662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12597-SUM([.E25:.G25])" office:value-type="float" office:value="6752" calcext:value-type="float">
            <text:p>675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7" calcext:value-type="float">
            <text:p>579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12597-SUM([.E26:.G26])" office:value-type="float" office:value="6763" calcext:value-type="float">
            <text:p>676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8" calcext:value-type="float">
            <text:p>580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12597-SUM([.E27:.G27])" office:value-type="float" office:value="6754" calcext:value-type="float">
            <text:p>675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75470350083" calcext:value-type="float">
            <text:p>0,9969754704</text:p>
          </table:table-cell>
          <table:table-cell table:number-columns-repeated="2"/>
          <table:table-cell table:formula="of:=SUM([.E18:.E27])/10" office:value-type="float" office:value="5844.8" calcext:value-type="float">
            <text:p>5844,8</text:p>
          </table:table-cell>
          <table:table-cell table:formula="of:=SUM([.F18:.F27])/10" office:value-type="float" office:value="20.2" calcext:value-type="float">
            <text:p>20,2</text:p>
          </table:table-cell>
          <table:table-cell table:formula="of:=SUM([.G18:.G27])/10" office:value-type="float" office:value="17.9" calcext:value-type="float">
            <text:p>17,9</text:p>
          </table:table-cell>
          <table:table-cell table:formula="of:=SUM([.H18:.H27])/10" office:value-type="float" office:value="6714.1" calcext:value-type="float">
            <text:p>6714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2452964991665" calcext:value-type="float">
            <text:p>0,0030245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46799256315" calcext:value-type="float">
            <text:p>0,9969467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00430631246" calcext:value-type="float">
            <text:p>0,99700043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32:49.149515403</meta:creation-date>
    <dc:date>2018-01-18T16:34:43.190325732</dc:date>
    <meta:editing-duration>PT1M55S</meta:editing-duration>
    <meta:editing-cycles>2</meta:editing-cycles>
    <meta:generator>LibreOffice/5.1.6.2$Linux_X86_64 LibreOffice_project/10m0$Build-2</meta:generator>
    <meta:document-statistic meta:table-count="1" meta:cell-count="177" meta:object-count="0"/>
  </office:meta>
</office:document-meta>
</file>